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Applications of maven</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 -&gt; This scope is only used on a dependency of type pom in the &lt;dependencyManagement&gt; section. It indicates that the specified POM should be replaced with the dependencies in that POM's &lt;dependencyManagement&gt; section. </text:p>
                        <text:list>
                          <text:list-item>
                            <text:p>Since they are replaced, dependencies with a scope of import do not actually participate in limiting the transitivity of a dependency.</text:p>
                          </text:list-item>
                          <text:list-item>
                            <text:p><text:s/>Z imports the managed dependencies from both X and Y. However, both X and Y contain dependency a. Here, version 1.1 of a would be used since X is declared first and a is not declared in Z's dependencyManagement.</text:p>
                          </text:list-item>
                        </text:list>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 -&gt; This scope is similar to provided except that you have to provide the JAR which contains it explicitly. The artifact is always available and is not looked up in a repository.</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item>
                    <text:p>https://maven.apache.org/guides/introduction/introduction-to-dependency-mechanism.html</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item>
                    <text:p>http://maven.apache.org/guides/introduction/introduction-to-the-lifecycle.html#Built-in_Lifecycle_Bindings</text:p>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8" presentation:class="page"/>
          <draw:frame presentation:style-name="pr7"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6" draw:layer="layout" svg:width="22.5cm" svg:height="3.067cm" svg:x="1.4cm" svg:y="0.8cm" presentation:class="title">
          <draw:text-box>
            <text:p>URL of Maven Online Repository</text:p>
          </draw:text-box>
        </draw:frame>
        <draw:frame presentation:style-name="pr5" draw:layer="layout" svg:width="25.2cm" svg:height="12.179cm" svg:x="1.4cm" svg:y="5.066cm" presentation:class="outline">
          <draw:text-box>
            <text:list text:style-name="L2">
              <text:list-item>
                <text:p>http://mvnrepository.com/</text:p>
              </text:list-item>
            </text:list>
          </draw:text-box>
        </draw:frame>
        <presentation:notes draw:style-name="dp2">
          <draw:page-thumbnail draw:style-name="gr1" draw:layer="layout" svg:width="17cm" svg:height="9.56cm" svg:x="2cm" svg:y="2.5cm" draw:page-number="19"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9T15:06:51.937473564</dc:date>
    <meta:editing-duration>PT6H58M58S</meta:editing-duration>
    <meta:editing-cycles>118</meta:editing-cycles>
    <meta:generator>LibreOffice/4.2.8.2$Linux_X86_64 LibreOffice_project/420m0$Build-2</meta:generator>
    <meta:document-statistic meta:object-count="109"/>
  </office:meta>
</office:document-meta>
</file>